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a37a5" officeooo:paragraph-rsid="000a37a5"/>
    </style:style>
    <style:style style:name="P2" style:family="paragraph" style:parent-style-name="Standard">
      <style:paragraph-properties fo:background-color="#00ccff">
        <style:background-image/>
      </style:paragraph-properties>
      <style:text-properties officeooo:rsid="000a37a5" officeooo:paragraph-rsid="000a37a5"/>
    </style:style>
    <style:style style:name="P3" style:family="paragraph" style:parent-style-name="Standard">
      <style:paragraph-properties fo:background-color="#ffff00">
        <style:background-image/>
      </style:paragraph-properties>
      <style:text-properties fo:color="#ff3333" officeooo:rsid="000a37a5" officeooo:paragraph-rsid="000a37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桌面(Launcher3)</text:p>
      <text:p text:style-name="P3">packages/apps/Launcher3</text:p>
      <text:p text:style-name="P2">1.调整或新增桌面的图标</text:p>
      <text:p text:style-name="P1">packages/apps/Launcher3/res/xml/default_workspace_xxx.xml</text:p>
      <text:p text:style-name="P1">例如default_workspace_4x4_sing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4:36:10.498078343</meta:creation-date>
    <dc:date>2017-06-09T14:38:25.311230867</dc:date>
    <meta:editing-duration>P0D</meta:editing-duration>
    <meta:editing-cycles>1</meta:editing-cycles>
    <meta:document-statistic meta:table-count="0" meta:image-count="0" meta:object-count="0" meta:page-count="1" meta:paragraph-count="5" meta:word-count="19" meta:character-count="135" meta:non-whitespace-character-count="135"/>
    <meta:generator>LibreOffice/4.2.8.2$Linux_X86_64 LibreOffice_project/420m0$Build-2</meta:generator>
  </office:meta>
</office:document-meta>
</file>